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.842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7.71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9.204cm"/>
    </style:style>
    <style:style style:name="co8" style:family="table-column">
      <style:table-column-properties fo:break-before="auto" style:column-width="5.073cm"/>
    </style:style>
    <style:style style:name="co9" style:family="table-column">
      <style:table-column-properties fo:break-before="auto" style:column-width="7.978cm"/>
    </style:style>
    <style:style style:name="co10" style:family="table-column">
      <style:table-column-properties fo:break-before="auto" style:column-width="6.78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11">
          <table:table-cell table:number-columns-repeated="10"/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 office:value-type="string" calcext:value-type="string">
            <text:p>Scheduler request completed</text:p>
          </table:table-cell>
          <table:table-cell table:number-columns-repeated="4"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failed: Timeout was reached</text:p>
          </table:table-cell>
          <table:table-cell table:number-columns-repeated="4"/>
          <table:table-cell office:value-type="string" calcext:value-type="string">
            <text:p>[sched_op] Deferring communication for 02:54:52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1">
          <table:table-cell office:value-type="string" calcext:value-type="string">
            <text:p>Sending scheduler request: To report completed tasks.</text:p>
          </table:table-cell>
          <table:table-cell/>
          <table:table-cell office:value-type="string" calcext:value-type="string">
            <text:p>Not requesting tasks: don't need</text:p>
          </table:table-cell>
          <table:table-cell office:value-type="string" calcext:value-type="string">
            <text:p>Scheduler request failed: Timeout was reach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ing scheduler request: Requested by project.</text:p>
          </table:table-cell>
          <table:table-cell/>
          <table:table-cell office:value-type="string" calcext:value-type="string">
            <text:p>Not requesting tasks: non CPU intensive</text:p>
          </table:table-cell>
          <table:table-cell office:value-type="string" calcext:value-type="string">
            <text:p>Scheduler request completed</text:p>
          </table:table-cell>
          <table:table-cell table:number-columns-repeated="4"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 office:value-type="string" calcext:value-type="string">
            <text:p>Scheduler request completed</text:p>
          </table:table-cell>
          <table:table-cell table:number-columns-repeated="4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failed: Error 403</text:p>
          </table:table-cell>
          <table:table-cell table:number-columns-repeated="4"/>
          <table:table-cell office:value-type="string" calcext:value-type="string">
            <text:p>[sched_op] Deferring communication for 00:01:02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completed: got 0 new tasks</text:p>
          </table:table-cell>
          <table:table-cell/>
          <table:table-cell office:value-type="string" calcext:value-type="string">
            <text:p>No tasks sent</text:p>
          </table:table-cell>
          <table:table-cell office:value-type="string" calcext:value-type="string">
            <text:p>Tasks won't finish in time: BOINC runs 58.4% of the time; computation is enabled 100.0% of that</text:p>
          </table:table-cell>
          <table:table-cell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 and ATI</text:p>
          </table:table-cell>
          <table:table-cell office:value-type="string" calcext:value-type="string">
            <text:p>Scheduler request completed: got 0 new tasks</text:p>
          </table:table-cell>
          <table:table-cell/>
          <table:table-cell office:value-type="string" calcext:value-type="string">
            <text:p>Not sending work - last request too recent: 61 sec</text:p>
          </table:table-cell>
          <table:table-cell table:number-columns-repeated="2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To fetch work.</text:p>
          </table:table-cell>
          <table:table-cell office:value-type="string" calcext:value-type="string">
            <text:p>Reporting 1 completed tasks</text:p>
          </table:table-cell>
          <table:table-cell office:value-type="string" calcext:value-type="string">
            <text:p>Requesting new tasks for ATI</text:p>
          </table:table-cell>
          <table:table-cell office:value-type="string" calcext:value-type="string">
            <text:p>Scheduler request completed: got 0 new tasks</text:p>
          </table:table-cell>
          <table:table-cell table:number-columns-repeated="4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too many runnable tasks</text:p>
          </table:table-cell>
          <table:table-cell office:value-type="string" calcext:value-type="string">
            <text:p>Scheduler request completed</text:p>
          </table:table-cell>
          <table:table-cell table:number-columns-repeated="4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too many runnable tasks</text:p>
          </table:table-cell>
          <table:table-cell office:value-type="string" calcext:value-type="string">
            <text:p>Scheduler request failed: Timeout was reached</text:p>
          </table:table-cell>
          <table:table-cell table:number-columns-repeated="4"/>
          <table:table-cell office:value-type="string" calcext:value-type="string">
            <text:p>[sched_op] Deferring communication for 00:01:50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605</text:p>
          </table:table-cell>
          <table:table-cell office:value-type="string" calcext:value-type="string">
            <text:p>No work sent</text:p>
          </table:table-cell>
          <table:table-cell table:style-name="ce1" office:value-type="string" calcext:value-type="string">
            <text:p>(reached daily quota of 32 results)</text:p>
          </table:table-cell>
          <table:table-cell table:style-name="ce1"/>
          <table:table-cell office:value-type="string" calcext:value-type="string">
            <text:p>[sched_op] Deferring communication for 07:53:1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 office:value-type="string" calcext:value-type="string">
            <text:p>Reporting 70 completed tasks</text:p>
          </table:table-cell>
          <table:table-cell office:value-type="string" calcext:value-type="string">
            <text:p>Not requesting tasks: too many uploads in progress</text:p>
          </table:table-cell>
          <table:table-cell office:value-type="string" calcext:value-type="string">
            <text:p>Scheduler request failed: Timeout was reach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 office:value-type="string" calcext:value-type="string">
            <text:p>Reporting 70 completed tasks</text:p>
          </table:table-cell>
          <table:table-cell office:value-type="string" calcext:value-type="string">
            <text:p>Not requesting tasks: too many uploads in progress</text:p>
          </table:table-cell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605</text:p>
          </table:table-cell>
          <table:table-cell table:number-columns-repeated="3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1</text:p>
          </table:table-cell>
          <table:table-cell office:value-type="string" calcext:value-type="string">
            <text:p>No tasks sent</text:p>
          </table:table-cell>
          <table:table-cell office:value-type="string" calcext:value-type="string">
            <text:p>No tasks are available for The Clean Energy Project - Phase 2</text:p>
          </table:table-cell>
          <table:table-cell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To fetch work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3</text:p>
          </table:table-cell>
          <table:table-cell office:value-type="string" calcext:value-type="string">
            <text:p>No tasks sent</text:p>
          </table:table-cell>
          <table:table-cell office:value-type="string" calcext:value-type="string">
            <text:p>This computer has reached a limit on tasks in progress</text:p>
          </table:table-cell>
          <table:table-cell office:value-type="string" calcext:value-type="string">
            <text:p>Project has no tasks available</text:p>
          </table:table-cell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3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701</text:p>
          </table:table-cell>
          <table:table-cell table:number-columns-repeated="3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3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1</text:p>
          </table:table-cell>
          <table:table-cell table:number-columns-repeated="2"/>
          <table:table-cell office:value-type="string" calcext:value-type="string">
            <text:p>Project has no tasks available</text:p>
          </table:table-cell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3">
          <table:table-cell table:number-columns-repeated="6"/>
          <table:table-cell table:style-name="ce1" office:value-type="string" calcext:value-type="string">
            <text:p>This computer has finished a daily quota of %d tasks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2"/>
          <table:table-cell table:number-columns-repeated="2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SSAGGI POSSIBILI PER “Not requesting tasks”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non CPU intensive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suspended via Manag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ster URL fetch pending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scheduler RPC backoff</text:p>
          </table:table-cell>
          <table:table-cell table:number-columns-repeated="3"/>
          <table:table-cell table:style-name="ce1" office:value-type="string" calcext:value-type="string">
            <text:p>non aumenta aumentando ncpus, attendere il giorno seguente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"no new tasks" requested via Manag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me download is stall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me task is suspended via Manag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o many uploads in progres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oject is not highest priorit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o many runnable task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n't nee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 style:data-style-name="N2" text:time-value="0000-00-00T21:19:13.91464441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 </meta:initial-creator>
    <meta:creation-date>2014-04-01T20:58:47.379095546</meta:creation-date>
    <dc:date>2014-04-30T21:22:01.198622215</dc:date>
    <meta:editing-duration>PT8H24M13S</meta:editing-duration>
    <meta:editing-cycles>30</meta:editing-cycles>
    <meta:generator>LibreOffice/4.1.5.3$Linux_X86_64 LibreOffice_project/205099f953b4b61c41106e07b17e9e5acc65037</meta:generator>
    <dc:creator>lo </dc:creator>
    <meta:document-statistic meta:table-count="1" meta:cell-count="119" meta:object-count="0"/>
  </office:meta>
</office:document-meta>
</file>